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font-name="Arial" fo:font-size="10pt" officeooo:paragraph-rsid="001951f3" style:font-size-asian="10pt" style:font-name-complex="Arial1" style:font-size-complex="10pt"/>
    </style:style>
    <style:style style:name="P2" style:family="paragraph" style:parent-style-name="Normal_20__28_Web_29_">
      <style:text-properties officeooo:paragraph-rsid="001951f3"/>
    </style:style>
    <style:style style:name="P3" style:family="paragraph" style:parent-style-name="Normal_20__28_Web_29_">
      <style:text-properties officeooo:paragraph-rsid="00196af9"/>
    </style:style>
    <style:style style:name="P4" style:family="paragraph" style:parent-style-name="Normal_20__28_Web_29_">
      <style:text-properties officeooo:paragraph-rsid="001a64e2"/>
    </style:style>
    <style:style style:name="P5" style:family="paragraph" style:parent-style-name="Normal_20__28_Web_29_" style:list-style-name="" style:master-page-name="Standard">
      <style:paragraph-properties fo:margin-left="0in" fo:margin-right="-0.5in" fo:margin-top="0in" fo:margin-bottom="0.1945in" style:contextual-spacing="false" fo:text-align="start" style:justify-single-word="false" fo:orphans="2" fo:widows="2" fo:text-indent="0in" style:auto-text-indent="false" style:page-number="auto" style:writing-mode="lr-tb"/>
      <style:text-properties style:font-name="Arial" fo:font-weight="bold" officeooo:paragraph-rsid="0016b619" style:font-weight-asian="bold" style:font-name-complex="Arial1"/>
    </style:style>
    <style:style style:name="P6" style:family="paragraph" style:parent-style-name="Normal_20__28_Web_29_">
      <style:text-properties style:font-name="Arial" fo:font-size="10pt" officeooo:paragraph-rsid="00196af9" style:font-size-asian="10pt" style:font-name-complex="Arial1" style:font-size-complex="10pt"/>
    </style:style>
    <style:style style:name="P7" style:family="paragraph" style:parent-style-name="Normal_20__28_Web_29_">
      <style:text-properties style:font-name="Arial" fo:font-size="10pt" officeooo:paragraph-rsid="001d4434" style:font-size-asian="10pt" style:font-name-complex="Arial1" style:font-size-complex="10pt"/>
    </style:style>
    <style:style style:name="P8" style:family="paragraph" style:parent-style-name="Normal_20__28_Web_29_" style:list-style-name="">
      <style:text-properties officeooo:paragraph-rsid="00196af9"/>
    </style:style>
    <style:style style:name="P9" style:family="paragraph" style:parent-style-name="Normal_20__28_Web_29_">
      <style:text-properties officeooo:paragraph-rsid="00196af9"/>
    </style:style>
    <style:style style:name="P10" style:family="paragraph" style:parent-style-name="Normal_20__28_Web_29_">
      <style:paragraph-properties fo:margin-top="0in" fo:margin-bottom="0.1299in" style:contextual-spacing="false"/>
      <style:text-properties style:font-name="Arial" fo:font-size="10pt" officeooo:rsid="001f08a0" officeooo:paragraph-rsid="001d4434" style:font-size-asian="10pt" style:font-name-complex="Arial1" style:font-size-complex="10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15d7e9" style:font-size-asian="10pt" style:font-name-complex="Arial1" style:font-size-complex="10pt"/>
    </style:style>
    <style:style style:name="T3" style:family="text">
      <style:text-properties style:font-name="Arial" fo:font-size="10pt" officeooo:rsid="00141e2a" style:font-size-asian="10pt" style:font-name-complex="Arial1" style:font-size-complex="10pt"/>
    </style:style>
    <style:style style:name="T4" style:family="text">
      <style:text-properties style:font-name="Arial" fo:font-size="10pt" officeooo:rsid="0016b619" style:font-size-asian="10pt" style:font-name-complex="Arial1" style:font-size-complex="10pt"/>
    </style:style>
    <style:style style:name="T5" style:family="text">
      <style:text-properties style:font-name="Arial" fo:font-size="10pt" officeooo:rsid="0018af83" style:font-size-asian="10pt" style:font-name-complex="Arial1" style:font-size-complex="10pt"/>
    </style:style>
    <style:style style:name="T6" style:family="text">
      <style:text-properties style:font-name="Arial" fo:font-size="10pt" officeooo:rsid="001951f3" style:font-size-asian="10pt" style:font-name-complex="Arial1" style:font-size-complex="10pt"/>
    </style:style>
    <style:style style:name="T7" style:family="text">
      <style:text-properties style:font-name="Arial" fo:font-size="10pt" officeooo:rsid="0010da52" style:font-size-asian="10pt" style:font-name-complex="Arial1" style:font-size-complex="10pt"/>
    </style:style>
    <style:style style:name="T8" style:family="text">
      <style:text-properties style:font-name="Arial" fo:font-size="10pt" officeooo:rsid="001e1061" style:font-size-asian="10pt" style:font-name-complex="Arial1" style:font-size-complex="10pt"/>
    </style:style>
    <style:style style:name="T9" style:family="text">
      <style:text-properties officeooo:rsid="001951f3"/>
    </style:style>
    <style:style style:name="T10" style:family="text">
      <style:text-properties fo:font-size="10pt" style:font-size-asian="10pt" style:font-size-complex="10pt"/>
    </style:style>
    <style:style style:name="T11" style:family="text">
      <style:text-properties officeooo:rsid="0020e97c"/>
    </style:style>
    <style:style style:name="T12" style:family="text">
      <style:text-properties officeooo:rsid="00209425"/>
    </style:style>
    <style:style style:name="T13" style:family="text">
      <style:text-properties officeooo:rsid="0020a4bd"/>
    </style:style>
    <style:style style:name="T14" style:family="text">
      <style:text-properties officeooo:rsid="001d4434"/>
    </style:style>
    <style:style style:name="T15" style:family="text">
      <style:text-properties officeooo:rsid="001d66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WORK FOR HIRE AGREEMENT <text:span text:style-name="T15">AND LIABILITY RELEASE</text:span></text:h>
      <text:p text:style-name="P1">This Work for Hire Agreement (this "Agreement") is by and between _____________________________(name), (herein referred to as Service Provider) and RoleModel Enterprises, LLC (herein referred to as <text:span text:style-name="T9">Production Company</text:span>). <text:s/></text:p>
      <text:p text:style-name="P2"><text:span text:style-name="T1">This Agreement covers the preparation and submission of idea</text:span><text:span text:style-name="T4">s,</text:span><text:span text:style-name="T1"> materials, </text:span><text:span text:style-name="T4">artwork, wardrobe,</text:span><text:span text:style-name="T1"> and camera and crew work for </text:span><text:span text:style-name="T2">the work tentatively titled Lisa's 80s Catholic High School Movie</text:span><text:span text:style-name="T1">, for no monetary fee, on a volunteer basis. </text:span><text:span text:style-name="T4">Service Provider</text:span><text:span text:style-name="T3"> is an independent contractor. </text:span><text:span text:style-name="T1">This work is considered work-for-hire under the </text:span><text:span text:style-name="T3">United States Copyright Act of 1976</text:span><text:span text:style-name="T1">. All concepts, ideas, copy, sketches, artwork, electronic files and other materials related to it are the property of </text:span><text:span text:style-name="T6">Production Company</text:span><text:span text:style-name="T1">. </text:span><text:span text:style-name="T3"><text:s/></text:span><text:span text:style-name="T4">Service Provider</text:span><text:span text:style-name="T3"> acknowledges that </text:span><text:span text:style-name="T4">posters, videos, wardrobe, wall art</text:span><text:span text:style-name="T3"> created by </text:span><text:span text:style-name="T4">Service Provider are</text:span><text:span text:style-name="T3"> for use by </text:span><text:span text:style-name="T6">Production Company</text:span><text:span text:style-name="T3">. </text:span></text:p>
      <text:p text:style-name="P2"><text:span text:style-name="T6">A</text:span><text:span text:style-name="T3">t </text:span><text:span text:style-name="T6">Production Company</text:span><text:span text:style-name="T3">'s sole and absolute discretion, </text:span><text:span text:style-name="T6">Production Company</text:span><text:span text:style-name="T3"> may make any changes in, deletions from, or additions to </text:span><text:span text:style-name="T6">any artwork provided</text:span><text:span text:style-name="T3">. </text:span><text:span text:style-name="T6">Production Company</text:span><text:span text:style-name="T1">, may use any and all materials generated as it sees fit without any additional compensation; however, </text:span><text:span text:style-name="T6">Production Company</text:span><text:span text:style-name="T1">, is not under any obligation to use such materials.</text:span></text:p>
      <text:p text:style-name="P2"><text:span text:style-name="T1">To the extent that any of the materials may not, by operation of law, be a work made for hire in accordance with the terms of this Agreement, Service Provider hereby assigns to </text:span><text:span text:style-name="T6">Production Company</text:span><text:span text:style-name="T1">, all right, title, and interest in and to any copyright, and </text:span><text:span text:style-name="T6">Production Company</text:span><text:span text:style-name="T1">, shall have the right to obtain and hold in its own name any copyrights, registrations and other proprietary rights which may be available. </text:span></text:p>
      <text:p text:style-name="P4"><text:span text:style-name="T1">Service Provider represents and warrants to </text:span><text:span text:style-name="T6">Production Company</text:span><text:span text:style-name="T1">, that to the best of his/her knowledge, the concepts, ideas, copy sketches, artwork, </text:span><text:span text:style-name="T5">wardrobe,</text:span><text:span text:style-name="T1"> electronic files and other materials produced do not infringe on any copyright or personal proprietorial rights of others, and that he/she has the unencumbered right to enter into this Agreement. Service Provider will indemnify </text:span><text:span text:style-name="T6">Production Company</text:span><text:span text:style-name="T1">, from any damage or loss, including attorney’s fees, rising out of any breach of this warranty.</text:span></text:p>
      <text:p text:style-name="P10">I recognize there are certain inherent risks associated with production of <text:span text:style-name="T14">artwork, </text:span>photography or video <text:span text:style-name="T11">(including but not limited to working in or near moving vehicles, throwing small objects, and climbing bleachers)</text:span> and I assume full responsibility for personal injury to myself and further release and discharge RoleModel Enterprises, LLC, for injury, loss or damage arising out of my participation in media production or presence upon the facilities of RoleModel Enterprises, LLC, and property of RoleModel Enterprises, LLC's president, Lisa Schaefer, whether caused by the fault of myself, RoleModel Enterprises, LLC, or other third parties.</text:p>
      <text:p text:style-name="P10"><text:span text:style-name="T12">I agree to indemnify and defend RoleModel Enterprises, LLC, against all claims, causes of action, damages, judgments, costs or expenses, including attorney fees and other litigation costs, which may in any way arise from my participation in </text:span>media production or presence upon the facilities of RoleModel Enterprises, LLC, and property of RoleModel Enterprises, LLC's president, Lisa Schaefer. <text:span text:style-name="T13">Any legal or equitable claim that may arise from participation in the above shall be resolved under Arizona law.</text:span></text:p>
      <text:p text:style-name="P7">If any provision of this Agreement shall be held to be invalid or unenforceable for any reason, the remaining provisions shall continue to be valid and enforceable. If a court finds that any provision of this Agreement is invalid or unenforceable, but that by limiting such provision it would become valid and enforceable, then such provision shall be deemed to be written, construed, and enforced as so limited.</text:p>
      <text:p text:style-name="P3"><text:span text:style-name="T1">Contracted by:</text:span><text:span text:style-name="T10"> </text:span><text:span text:style-name="T1">RoleModel Enterprises, LLC,</text:span></text:p>
      <text:p text:style-name="P6">By: Lisa Schaefer, President</text:p>
      <text:h text:style-name="P8" text:outline-level="1"><text:span text:style-name="T1">Service Provider:</text:span><text:span text:style-name="T10"> </text:span><text:span text:style-name="T1">____________________________________________</text:span></text:h>
      <text:h text:style-name="P8" text:outline-level="1"><text:span text:style-name="T7">Parent of </text:span><text:span text:style-name="T1">Service Provider </text:span><text:span text:style-name="T7">(if under 18)</text:span><text:span text:style-name="T1">:</text:span><text:span text:style-name="T10"> </text:span><text:span text:style-name="T1">____________________________________________</text:span></text:h>
      <text:p text:style-name="P3"><text:span text:style-name="T1">Date: ___________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style:contextual-spacing="false"/>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21:55:37.795377413</meta:creation-date>
    <dc:date>2017-03-16T20:26:14.751228479</dc:date>
    <meta:editing-duration>PT2H46M29S</meta:editing-duration>
    <meta:editing-cycles>8</meta:editing-cycles>
    <meta:generator>LibreOffice/4.2.8.2$Linux_X86_64 LibreOffice_project/420m0$Build-2</meta:generator>
    <meta:document-statistic meta:table-count="0" meta:image-count="0" meta:object-count="0" meta:page-count="1" meta:paragraph-count="14" meta:word-count="586" meta:character-count="3992" meta:non-whitespace-character-count="3415"/>
  </office:meta>
</office:document-meta>
</file>